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788cm" style:rel-column-width="3039*"/>
    </style:style>
    <style:style style:name="Table1.B" style:family="table-column">
      <style:table-column-properties style:column-width="8.527cm" style:rel-column-width="32869*"/>
    </style:style>
    <style:style style:name="Table1.C" style:family="table-column">
      <style:table-column-properties style:column-width="6.387cm" style:rel-column-width="24621*"/>
    </style:style>
    <style:style style:name="Table1.D" style:family="table-column">
      <style:table-column-properties style:column-width="1.298cm" style:rel-column-width="5006*"/>
    </style:style>
    <style:style style:name="Table1.A1" style:family="table-cell">
      <style:table-cell-properties fo:padding="0.097cm" fo:border-left="none" fo:border-right="none" fo:border-top="0.5pt solid #000000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0.788cm" style:rel-column-width="3039*"/>
    </style:style>
    <style:style style:name="Table2.B" style:family="table-column">
      <style:table-column-properties style:column-width="8.527cm" style:rel-column-width="32869*"/>
    </style:style>
    <style:style style:name="Table2.C" style:family="table-column">
      <style:table-column-properties style:column-width="6.387cm" style:rel-column-width="24621*"/>
    </style:style>
    <style:style style:name="Table2.D" style:family="table-column">
      <style:table-column-properties style:column-width="1.298cm" style:rel-column-width="5006*"/>
    </style:style>
    <style:style style:name="Table2.A1" style:family="table-cell">
      <style:table-cell-properties fo:padding="0.097cm" fo:border-left="none" fo:border-right="none" fo:border-top="0.05pt solid #000000" fo:border-bottom="0.05pt solid #000000"/>
    </style:style>
    <style:style style:name="P1" style:family="paragraph" style:parent-style-name="Standard">
      <style:paragraph-properties fo:text-align="end" style:justify-single-word="false" fo:padding="0cm" fo:border-left="none" fo:border-right="none" fo:border-top="none" fo:border-bottom="0.06pt solid #000000" style:shadow="none"/>
      <style:text-properties style:font-name="Arial" fo:font-size="6pt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5" style:family="paragraph" style:parent-style-name="Standard">
      <style:text-properties style:font-name="Arial" fo:font-size="8pt" style:font-size-asian="7pt" style:font-size-complex="8pt"/>
    </style:style>
    <style:style style:name="P6" style:family="paragraph" style:parent-style-name="Standard">
      <style:paragraph-properties>
        <style:tab-stops>
          <style:tab-stop style:position="8.5cm"/>
        </style:tab-stops>
      </style:paragraph-properties>
      <style:text-properties style:font-name="Arial" fo:font-size="8pt" style:font-size-asian="7pt" style:font-size-complex="8pt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2pt" style:font-size-asian="2pt" style:font-size-complex="2pt"/>
    </style:style>
    <style:style style:name="P9" style:family="paragraph" style:parent-style-name="Standard">
      <style:paragraph-properties fo:padding="0cm" fo:border-left="none" fo:border-right="none" fo:border-top="none" fo:border-bottom="0.51pt solid #000000" style:shadow="none">
        <style:tab-stops>
          <style:tab-stop style:position="8.5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11" style:family="paragraph" style:parent-style-name="Table_20_Contents">
      <style:text-properties style:font-name="Arial" fo:font-size="8pt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14" style:family="paragraph" style:parent-style-name="Table_20_Contents">
      <style:paragraph-properties>
        <style:tab-stops>
          <style:tab-stop style:position="0.025cm"/>
          <style:tab-stop style:position="8.504cm"/>
          <style:tab-stop style:position="17.156cm"/>
        </style:tab-stops>
      </style:paragraph-properties>
      <style:text-properties style:font-name="Arial" fo:font-size="8pt" style:font-size-asian="8pt" style:font-size-complex="8pt"/>
    </style:style>
    <style:style style:name="P15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16" style:family="paragraph" style:parent-style-name="notabs">
      <style:paragraph-properties fo:margin-left="0cm" fo:margin-right="0cm" fo:text-indent="0cm" style:auto-text-indent="false">
        <style:tab-stops>
          <style:tab-stop style:position="0.012cm"/>
          <style:tab-stop style:position="8.5cm"/>
          <style:tab-stop style:position="17.057cm"/>
        </style:tab-stops>
      </style:paragraph-properties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o in objects&quot;&gt;">&lt;for each="o in objects"&gt;</text:text-input></text:p>
      <text:p text:style-name="P2"><text:text-input text:description="&lt;o.name&gt;">Rate 8 with 25% Flashings Discount</text:text-input></text:p>
      <text:p text:style-name="P5"/>
      <text:p text:style-name="P9">Customers who receive this pricing</text:p>
      <text:p text:style-name="P16"><text:text-input text:description="&lt;for each=&quot;p in search('res.partner', [])&quot;&gt;">&lt;for each="p in partner"&gt;</text:text-input><text:text-input text:description="&lt;if test=&quot;p.property_product_pricelist.id == o.id&quot;&gt;">&lt;if test="p.pricelist.id == o.id"&gt;</text:text-input><text:text-input text:description="&lt;p.name&gt;">A Partner</text:text-input><text:tab/><text:text-input text:description="&lt;/if&gt;">&lt;/if&gt;</text:text-input><text:text-input text:description="&lt;/for&gt;">&lt;/for&gt;</text:text-input></text:p>
      <text:p text:style-name="P6"/>
      <text:p text:style-name="P9">Pricelist Rul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Seq.</text:p>
          </table:table-cell>
          <table:table-cell table:style-name="Table1.A1" office:value-type="string">
            <text:p text:style-name="P11">Rule</text:p>
          </table:table-cell>
          <table:table-cell table:style-name="Table1.A1" office:value-type="string">
            <text:p text:style-name="P11">Based off</text:p>
          </table:table-cell>
          <table:table-cell table:style-name="Table1.A1" office:value-type="string">
            <text:p text:style-name="P13">Disc</text:p>
          </table:table-cell>
        </table:table-row>
      </table:table>
      <text:p text:style-name="P3"><text:text-input text:description="&lt;for each=&quot;rule in search('product.pricelist.version', [('pricelist_id', '=', o.id),'|', ('date_start', '=', False), ('date_start', '&lt;=', time.strftime('%Y-%m-%d')), '|', ('date_end', '=', False), ('date_end', '&gt;=', time.strftime('%Y-%m-%d'))])[0].items_id&quot;&gt;">&lt;for each="rule in search('product.pricelist.version', [('pricelist_id', '=', o.id),'|', ('date_start', '=', False), ('date_start', '&lt;=', date), '|', ('date_end', '=', False), ('date_end', '&gt;=', date)]).items_id"&gt;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<text:text-input text:description="&lt;'%d' % rule.sequence&gt;">100</text:text-input></text:p>
          </table:table-cell>
          <table:table-cell table:style-name="Table2.A1" office:value-type="string">
            <text:p text:style-name="P3"><text:text-input text:description="&lt;rule.name or 'No rule name'&gt;">Rule Name</text:text-input></text:p>
            <text:p text:style-name="P11"><text:text-input text:description="&lt;if test=&quot;rule.categ_id&quot;&gt;">&lt;if categ&gt;</text:text-input><text:span text:style-name="T1">Product Category:</text:span> <text:text-input text:description="&lt;rule.categ_id.complete_name&gt;">Category Name</text:text-input><text:text-input text:description="&lt;/if&gt;">&lt;/if&gt;</text:text-input><text:text-input text:description="&lt;if test=&quot;rule.product_tmpl_id&quot;&gt;">&lt;if categ&gt;</text:text-input><text:span text:style-name="T1">Product Template:</text:span> <text:text-input text:description="&lt;rule.product_tmpl_id.name&gt;">Category Name</text:text-input><text:text-input text:description="&lt;/if&gt;">&lt;/if&gt;</text:text-input><text:text-input text:description="&lt;if test=&quot;rule.product_id&quot;&gt;">&lt;if categ&gt;</text:text-input><text:span text:style-name="T1">Product:</text:span> <text:s/><text:text-input text:description="&lt;rule.product_id.name&gt;">Category Name</text:text-input><text:text-input text:description="&lt;/if&gt;">&lt;/if&gt;</text:text-input><text:text-input text:description="&lt;if test=&quot;not(rule.product_id or rule.product_ids or rule.categ_id or rule.product_tmpl_id or rule.tmpl_ids)&quot;&gt;">&lt;if categ&gt;</text:text-input><text:span text:style-name="T2">All Products</text:span><text:text-input text:description="&lt;/if&gt;">&lt;/if&gt;</text:text-input></text:p>
            <text:p text:style-name="P11"><text:text-input text:description="&lt;if test=&quot;rule.product_ids&quot;&gt;">&lt;if categ&gt;</text:text-input></text:p>
            <text:p text:style-name="P15">Products:</text:p>
            <text:p text:style-name="P14"><text:text-input text:description="&lt;for each=&quot;p in rule.product_ids&quot;&gt;">&lt;for each="p in rule.product_ids"&gt;</text:text-input></text:p>
            <text:p text:style-name="P14"><text:text-input text:description="&lt;p.default_code&gt;">Category Name</text:text-input> <text:text-input text:description="&lt;p.name&gt;">Category Name</text:text-input></text:p>
            <text:p text:style-name="P14"><text:text-input text:description="&lt;/for&gt;">&lt;/for&gt;</text:text-input></text:p>
            <text:p text:style-name="P14"><text:text-input text:description="&lt;/if&gt;">&lt;/if&gt;</text:text-input></text:p>
            <text:p text:style-name="P11"><text:text-input text:description="&lt;if test=&quot;rule.tmpl_ids&quot;&gt;">&lt;if categ&gt;</text:text-input></text:p>
            <text:p text:style-name="P15">Product Templates:</text:p>
            <text:p text:style-name="P14"><text:text-input text:description="&lt;for each=&quot;p in rule.tmpl_ids&quot;&gt;">&lt;for each="p in rule.tmpl_ids"&gt;</text:text-input></text:p>
            <text:p text:style-name="P14"><text:text-input text:description="&lt;p.name&gt;">Category Name</text:text-input></text:p>
            <text:p text:style-name="P14"><text:text-input text:description="&lt;/for&gt;">&lt;/for&gt;</text:text-input></text:p>
            <text:p text:style-name="P14"><text:text-input text:description="&lt;/if&gt;">&lt;/if&gt;</text:text-input></text:p>
          </table:table-cell>
          <table:table-cell table:style-name="Table2.A1" office:value-type="string">
            <text:p text:style-name="P11"><text:text-input text:description="&lt;if test=&quot;rule.base == -1&quot;&gt;">&lt;if other pricelist&gt;</text:text-input><text:text-input text:description="&lt;rule.base_pricelist_id.name&gt;">Rate 8 No flashings</text:text-input><text:text-input text:description="&lt;/if&gt;">&lt;/if&gt;</text:text-input><text:text-input text:description="&lt;if test=&quot;rule.base == -2&quot;&gt;">&lt;if other pricelist&gt;</text:text-input>Partner Section of the Product Form<text:text-input text:description="&lt;/if&gt;">&lt;/if&gt;</text:text-input><text:text-input text:description="&lt;if test=&quot;rule.base &gt; 0&quot;&gt;">&lt;if other pricelist&gt;</text:text-input><text:text-input text:description="&lt;search('product.price.type',[('id','=',rule.base)])[0].name&gt;">Rate 8 No flashings</text:text-input><text:text-input text:description="&lt;/if&gt;">&lt;/if&gt;</text:text-input></text:p>
            <text:p text:style-name="P3"><text:text-input text:description="&lt;if test=&quot;rule.min_quantity&quot;&gt;">&lt;if other pricelist&gt;</text:text-input><text:span text:style-name="T1">Minimum Qty: </text:span><text:span text:style-name="T1"><text:text-input text:description="&lt;rule.min_quantity&gt;">50</text:text-input></text:span><text:text-input text:description="&lt;/if&gt;">&lt;/if&gt;</text:text-input></text:p>
          </table:table-cell>
          <table:table-cell table:style-name="Table2.A1" office:value-type="string">
            <text:p text:style-name="P13"><text:text-input text:description="&lt;rule.price_discount and '%.2f' % (-100.0*rule.price_discount) or '0.00'&gt;">5.00</text:text-input>%</text:p>
            <text:p text:style-name="P13"><text:text-input text:description="&lt;if test=&quot;rule.price_discount == -1.0&quot;&gt;">&lt;if 100% discount&gt;</text:text-input><text:text-input text:description="&lt;'$%.2f' % rule.price_surcharge&gt;">$14.14</text:text-input><text:text-input text:description="&lt;/if&gt;">&lt;/if&gt;</text:text-input></text:p>
          </table:table-cell>
        </table:table-row>
      </table:table>
      <text:p text:style-name="P3"><text:text-input text:description="&lt;/for&gt;">&lt;/for&gt;</text:text-input></text:p>
      <text:p text:style-name="P7"><text:text-input text:description="&lt;if test=&quot;o &lt;&gt; objects[-1]&quot;&gt;">&lt;if test="o &lt;&gt; objects[-1]"&gt;</text:text-input></text:p>
      <text:p text:style-name="P7"/>
      <text:p text:style-name="P10"/>
      <text:p text:style-name="P7"><text:text-input text:description="&lt;/if&gt;">&lt;/if&gt;</text:text-input></text:p>
      <text:p text:style-name="P7"><text:text-input text:description="&lt;/for&gt;">&lt;/for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tabs" style:family="paragraph" style:parent-style-name="Standard" style:class="text" style:master-page-name="">
      <style:paragraph-properties style:page-number="auto" fo:background-color="transparent">
        <style:tab-stops>
          <style:tab-stop style:position="8.5cm"/>
        </style:tab-stops>
        <style:background-image/>
      </style:paragraph-properties>
      <style:text-properties style:font-name="Ari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 fo:padding="0cm" fo:border-left="none" fo:border-right="none" fo:border-top="none" fo:border-bottom="0.06pt solid #000000" style:shadow="none"/>
      <style:text-properties style:font-name="Arial"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icelist Report Printed <text:text-input text:description="&lt;time.strftime('%Y-%m-%d %HH:%MM')&gt;">datetime</text:text-input> by <text:text-input text:description="&lt;user.name&gt;">Administrator</text:text-input> - Page 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emeg </meta:initial-creator>
    <meta:creation-date>2011-09-14T11:12:44</meta:creation-date>
    <dc:date>2011-12-08T12:23:01</dc:date>
    <dc:creator>graemeg </dc:creator>
    <meta:editing-duration>PT5H51M56S</meta:editing-duration>
    <meta:editing-cycles>67</meta:editing-cycles>
    <meta:generator>LibreOffice/3.4$Unix LibreOffice_project/340m1$Build-402</meta:generator>
    <meta:document-statistic meta:table-count="2" meta:image-count="0" meta:object-count="0" meta:page-count="2" meta:paragraph-count="34" meta:word-count="136" meta:character-count="1091" meta:non-whitespace-character-count="988"/>
  </office:meta>
</office:document-meta>
</file>